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38cm" fo:min-width="17.78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7.661cm"/>
    </style:style>
    <style:style style:name="gr3" style:family="graphic" style:parent-style-name="standard">
      <style:graphic-properties draw:textarea-horizontal-align="justify" draw:textarea-vertical-align="middle" draw:auto-grow-height="false" fo:min-height="1.571cm" fo:min-width="17.788cm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 fo:min-height="0.639cm" fo:min-width="1.996cm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 fo:min-height="0.639cm" fo:min-width="1.99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00cccc" draw:textarea-horizontal-align="justify" draw:textarea-vertical-align="middle" draw:auto-grow-height="false" fo:min-height="2.036cm" fo:min-width="13.724cm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 fo:min-height="0.512cm" fo:min-width="17.661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3.437cm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standard">
      <style:graphic-properties draw:fill="solid" draw:fill-color="#00dcff" draw:textarea-horizontal-align="justify" draw:textarea-vertical-align="middle" draw:auto-grow-height="false" fo:min-height="1.284cm" fo:min-width="13.724cm"/>
    </style:style>
    <style:style style:name="gr13" style:family="graphic" style:parent-style-name="standard">
      <style:graphic-properties draw:fill="solid" draw:fill-color="#00dcff" draw:textarea-horizontal-align="justify" draw:textarea-vertical-align="middle" draw:auto-grow-height="false" fo:min-height="1.284cm" fo:min-width="3.611cm"/>
    </style:style>
    <style:style style:name="gr14" style:family="graphic" style:parent-style-name="standard">
      <style:graphic-properties draw:fill="solid" draw:fill-color="#00dcff" draw:textarea-horizontal-align="justify" draw:textarea-vertical-align="middle" draw:auto-grow-height="false" fo:min-height="0.635cm" fo:min-width="17.788cm"/>
    </style:style>
    <style:style style:name="gr15" style:family="graphic" style:parent-style-name="standard">
      <style:graphic-properties draw:stroke="none" svg:stroke-color="#000000" draw:fill="none" draw:fill-color="#ffffff" fo:min-height="0.556cm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3.396cm" fo:min-width="4.834cm"/>
    </style:style>
    <style:style style:name="gr17" style:family="graphic" style:parent-style-name="standard">
      <style:graphic-properties draw:fill="solid" draw:fill-color="#781f1c" draw:textarea-horizontal-align="justify" draw:textarea-vertical-align="middle" draw:auto-grow-height="false" fo:min-height="0.635cm" fo:min-width="1.278cm"/>
    </style:style>
    <style:style style:name="gr18" style:family="graphic" style:parent-style-name="standard">
      <style:graphic-properties draw:stroke="solid" svg:stroke-width="0.051cm" svg:stroke-color="#ffffff" draw:marker-start-width="0.276cm" draw:marker-end-width="0.276cm" draw:fill="none" draw:fill-color="#ffffff" fo:min-height="2.309cm"/>
    </style:style>
    <style:style style:name="gr19" style:family="graphic" style:parent-style-name="standard">
      <style:graphic-properties draw:fill="solid" draw:fill-color="#800080" draw:textarea-horizontal-align="justify" draw:textarea-vertical-align="middle" draw:auto-grow-height="false" fo:min-height="0.635cm" fo:min-width="17.788cm"/>
    </style:style>
    <style:style style:name="gr20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1.783cm" fo:min-width="20.931cm"/>
    </style:style>
    <style:style style:name="gr21" style:family="graphic" style:parent-style-name="standard">
      <style:graphic-properties draw:stroke="none" svg:stroke-color="#000000" draw:fill="none" draw:fill-color="#ffffff" fo:min-height="2.221cm"/>
    </style:style>
    <style:style style:name="gr22" style:family="graphic" style:parent-style-name="standard">
      <style:graphic-properties draw:stroke="none" svg:stroke-color="#000000" draw:fill="none" draw:fill-color="#ffffff" fo:min-height="0.789cm"/>
    </style:style>
    <style:style style:name="gr23" style:family="graphic" style:parent-style-name="standard">
      <style:graphic-properties draw:fill="solid" draw:fill-color="#ffffcc" draw:textarea-horizontal-align="justify" draw:textarea-vertical-align="middle" draw:auto-grow-height="false" fo:min-height="11.776cm" fo:min-width="3.398cm"/>
    </style:style>
    <style:style style:name="gr24" style:family="graphic" style:parent-style-name="standard">
      <style:graphic-properties draw:stroke="none" svg:stroke-color="#000000" draw:fill="none" draw:fill-color="#ffffff" fo:min-height="1.713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1.59cm" fo:min-width="2.157cm"/>
    </style:style>
    <style:style style:name="gr26" style:family="graphic" style:parent-style-name="standard">
      <style:graphic-properties draw:stroke="none" draw:fill="none" fo:min-height="0.476cm"/>
    </style:style>
    <style:style style:name="gr27" style:family="graphic" style:parent-style-name="standard">
      <style:graphic-properties draw:stroke="none" svg:stroke-color="#000000" draw:fill="none" draw:fill-color="#ffffff" fo:min-height="1.18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5.588cm" svg:x="4.361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8.161cm" svg:height="0.762cm" svg:x="4.361cm" svg:y="1.381cm">
          <text:p text:style-name="P2"><text:span text:style-name="T1">SGT8.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288cm" svg:height="1.821cm" svg:x="4.361cm" svg:y="4.12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496cm" svg:height="0.889cm" svg:x="4.85cm" svg:y="4.621cm">
          <text:p text:style-name="P3"><text:span text:style-name="T2">SGT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2.496cm" svg:height="0.889cm" svg:x="7.573cm" svg:y="4.621cm">
          <text:p text:style-name="P3"><text:span text:style-name="T2">SGT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2.496cm" svg:height="0.889cm" svg:x="10.343cm" svg:y="4.621cm">
          <text:p text:style-name="P3"><text:span text:style-name="T2">SGT5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2.497cm" svg:height="0.889cm" svg:x="13.291cm" svg:y="4.621cm">
          <text:p text:style-name="P3"><text:span text:style-name="T2">SGT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2.496cm" svg:height="0.889cm" svg:x="16.197cm" svg:y="4.621cm">
          <text:p text:style-name="P3"><text:span text:style-name="T2">SGT15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0.285cm" svg:x1="13.441cm" svg:y1="2.143cm" svg:x2="6.098cm" svg:y2="4.621cm" draw:start-shape="id1" draw:start-glue-point="2" draw:end-shape="id2" draw:end-glue-point="0" svg:d="M13441 2143v1524h-7343v954" svg:viewBox="0 0 7344 2479">
          <text:p/>
        </draw:connector>
        <draw:connector draw:style-name="gr6" draw:text-style-name="P4" draw:layer="layout" draw:line-skew="0.285cm" svg:x1="13.441cm" svg:y1="2.143cm" svg:x2="8.821cm" svg:y2="4.621cm" draw:start-shape="id1" draw:start-glue-point="2" draw:end-shape="id3" svg:d="M13441 2143v1524h-4620v954" svg:viewBox="0 0 4621 2479">
          <text:p/>
        </draw:connector>
        <draw:connector draw:style-name="gr6" draw:text-style-name="P4" draw:layer="layout" draw:line-skew="0.285cm" svg:x1="13.441cm" svg:y1="2.143cm" svg:x2="11.591cm" svg:y2="4.621cm" draw:start-shape="id1" draw:start-glue-point="2" draw:end-shape="id4" draw:end-glue-point="0" svg:d="M13441 2143v1524h-1850v954" svg:viewBox="0 0 1851 2479">
          <text:p/>
        </draw:connector>
        <draw:connector draw:style-name="gr6" draw:text-style-name="P4" draw:layer="layout" draw:line-skew="0.285cm" svg:x1="13.441cm" svg:y1="2.143cm" svg:x2="14.539cm" svg:y2="4.621cm" draw:start-shape="id1" draw:start-glue-point="2" draw:end-shape="id5" svg:d="M13441 2143v1524h1098v954" svg:viewBox="0 0 1099 2479">
          <text:p/>
        </draw:connector>
        <draw:connector draw:style-name="gr6" draw:text-style-name="P4" draw:layer="layout" draw:line-skew="0.285cm" svg:x1="13.441cm" svg:y1="2.143cm" svg:x2="17.445cm" svg:y2="4.621cm" draw:start-shape="id1" draw:start-glue-point="2" draw:end-shape="id6" draw:end-glue-point="0" svg:d="M13441 2143v1524h4004v954" svg:viewBox="0 0 4005 2479">
          <text:p/>
        </draw:connector>
        <draw:custom-shape draw:style-name="gr7" draw:text-style-name="P1" draw:layer="layout" svg:width="14.224cm" svg:height="2.286cm" svg:x="4.361cm" svg:y="6.842cm"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line-skew="-1.964cm" svg:x1="13.441cm" svg:y1="2.143cm" svg:x2="20.593cm" svg:y2="9.118cm" draw:start-shape="id1" draw:start-glue-point="2" draw:end-shape="id7" draw:end-glue-point="0" svg:d="M13441 2143v1524h7152v5451" svg:viewBox="0 0 7153 6976">
          <text:p/>
        </draw:connector>
        <draw:custom-shape draw:style-name="gr8" draw:text-style-name="P1" draw:layer="layout" svg:width="18.161cm" svg:height="0.762cm" svg:x="4.361cm" svg:y="2.524cm">
          <text:p text:style-name="P1"><text:span text:style-name="T3">Interface basada en </text:span><text:span text:style-name="T1">CONTRATOS</text:span><text:span text:style-name="T3"> (paso de ficheros)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288cm" svg:height="0.962cm" svg:x="10.965cm" svg:y="7.35cm">
          <draw:text-box>
            <text:p text:style-name="P5"><text:span text:style-name="T4">Interface RESTful</text:span></text:p>
          </draw:text-box>
        </draw:frame>
        <draw:g xml:id="id8" draw:id="id8">
          <draw:custom-shape draw:style-name="gr10" draw:text-style-name="P7" draw:layer="layout" svg:width="3.937cm" svg:height="0.508cm" svg:x="4.742cm" svg:y="7.493cm">
            <text:p text:style-name="P6"><text:span text:style-name="T5">apagar, IP1, IP2, ..,IP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.937cm" svg:height="0.508cm" svg:x="4.742cm" svg:y="7.993cm">
            <text:p text:style-name="P6"><text:span text:style-name="T5">reiniciar, IP1, IP2, ..,IP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.937cm" svg:height="0.508cm" svg:x="4.742cm" svg:y="8.493cm">
            <text:p text:style-name="P6"><text:span text:style-name="T5">status, jobID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3.937cm" svg:height="0.508cm" svg:x="4.742cm" svg:y="6.989cm">
            <text:p text:style-name="P8"><text:span text:style-name="T6">SGT1 REST resources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4" draw:layer="layout" svg:x1="6.098cm" svg:y1="5.51cm" svg:x2="6.71cm" svg:y2="6.989cm" draw:start-shape="id2" draw:start-glue-point="2" draw:end-shape="id8" svg:d="M6098 5510v739h612v740" svg:viewBox="0 0 613 1480">
          <text:p/>
        </draw:connector>
        <draw:frame draw:style-name="gr11" draw:text-style-name="P10" draw:layer="layout" svg:width="7.747cm" svg:height="0.645cm" svg:x="7.028cm" svg:y="6.07cm">
          <draw:text-box>
            <text:p text:style-name="P10"><text:span text:style-name="T6">Invocación síncrona o asíncrona</text:span></text:p>
          </draw:text-box>
        </draw:frame>
        <draw:custom-shape draw:style-name="gr12" draw:text-style-name="P1" draw:layer="layout" svg:width="14.224cm" svg:height="1.534cm" svg:x="4.361cm" svg:y="9.118cm">
          <text:p text:style-name="P1">Procesador de peticiones por REST</text:p>
          <draw:enhanced-geometry svg:viewBox="0 0 21600 21600" draw:type="rectangle" draw:enhanced-path="M 0 0 L 21600 0 21600 21600 0 21600 0 0 Z N"/>
        </draw:custom-shape>
        <draw:custom-shape draw:style-name="gr13" draw:text-style-name="P1" xml:id="id7" draw:id="id7" draw:layer="layout" svg:width="4.111cm" svg:height="1.534cm" svg:x="18.538cm" svg:y="9.118cm">
          <text:p text:style-name="P1">Procesador</text:p>
          <text:p text:style-name="P1"><text:s/>de peticiones </text:p>
          <text:p text:style-name="P1">por CONTRATOS</text:p>
          <draw:enhanced-geometry svg:viewBox="0 0 21600 21600" draw:type="rectangle" draw:enhanced-path="M 0 0 L 21600 0 21600 21600 0 21600 0 0 Z N"/>
        </draw:custom-shape>
        <draw:custom-shape draw:style-name="gr14" draw:text-style-name="P1" xml:id="id9" draw:id="id9" draw:layer="layout" svg:width="18.288cm" svg:height="0.885cm" svg:x="4.361cm" svg:y="10.656cm">
          <text:p text:style-name="P1">Broker de tareas – Load balancing (random, adaptive, round robin, priorities)</text:p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5.207cm" svg:height="0.806cm" svg:x="4.488cm" svg:y="11.624cm">
          <draw:text-box>
            <text:p text:style-name="P11"><text:span text:style-name="T2">Host SGT2 Master</text:span></text:p>
          </draw:text-box>
        </draw:frame>
        <draw:custom-shape draw:style-name="gr16" draw:text-style-name="P1" draw:layer="layout" svg:width="5.334cm" svg:height="3.646cm" svg:x="4.361cm" svg:y="13.456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" xml:id="id14" draw:id="id14" draw:layer="layout" svg:width="1.778cm" svg:height="0.885cm" svg:x="4.343cm" svg:y="17.556cm">
          <text:p text:style-name="P1">Tienda 1</text:p>
          <draw:enhanced-geometry svg:viewBox="0 0 21600 21600" draw:type="rectangle" draw:enhanced-path="M 0 0 L 21600 0 21600 21600 0 21600 0 0 Z N"/>
        </draw:custom-shape>
        <draw:frame draw:style-name="gr15" draw:text-style-name="P11" xml:id="id10" draw:id="id10" draw:layer="layout" svg:width="5.207cm" svg:height="0.806cm" svg:x="4.489cm" svg:y="13.524cm">
          <draw:text-box>
            <text:p text:style-name="P11"><text:span text:style-name="T2">Host SGT2 Slave 1</text:span></text:p>
          </draw:text-box>
        </draw:frame>
        <draw:frame draw:style-name="gr18" draw:text-style-name="P12" xml:id="id13" draw:id="id13" draw:layer="layout" svg:width="4.699cm" svg:height="2.559cm" svg:x="4.788cm" svg:y="14.289cm">
          <draw:text-box>
            <text:p text:style-name="P12"><text:span text:style-name="T7">Ejecutor Tarea 1</text:span></text:p>
            <text:p text:style-name="P12"><text:span text:style-name="T7">Ejecutar Tarea 2</text:span></text:p>
            <text:p text:style-name="P12"><text:span text:style-name="T7">…</text:span></text:p>
            <text:p text:style-name="P12"><text:span text:style-name="T7">Ejecutor Tarea n</text:span></text:p>
          </draw:text-box>
        </draw:frame>
        <draw:custom-shape draw:style-name="gr16" draw:text-style-name="P1" draw:layer="layout" svg:width="5.334cm" svg:height="3.646cm" svg:x="10.461cm" svg:y="13.456cm">
          <text:p/>
          <draw:enhanced-geometry svg:viewBox="0 0 21600 21600" draw:type="rectangle" draw:enhanced-path="M 0 0 L 21600 0 21600 21600 0 21600 0 0 Z N"/>
        </draw:custom-shape>
        <draw:frame draw:style-name="gr15" draw:text-style-name="P11" xml:id="id11" draw:id="id11" draw:layer="layout" svg:width="5.207cm" svg:height="0.806cm" svg:x="10.589cm" svg:y="13.524cm">
          <draw:text-box>
            <text:p text:style-name="P11"><text:span text:style-name="T2">Host SGT2 Slave 2</text:span></text:p>
          </draw:text-box>
        </draw:frame>
        <draw:frame draw:style-name="gr18" draw:text-style-name="P12" xml:id="id17" draw:id="id17" draw:layer="layout" svg:width="4.699cm" svg:height="2.559cm" svg:x="10.888cm" svg:y="14.289cm">
          <draw:text-box>
            <text:p text:style-name="P12"><text:span text:style-name="T7">Ejecutor Tarea 1</text:span></text:p>
            <text:p text:style-name="P12"><text:span text:style-name="T7">Ejecutar Tarea 2</text:span></text:p>
            <text:p text:style-name="P12"><text:span text:style-name="T7">…</text:span></text:p>
            <text:p text:style-name="P12"><text:span text:style-name="T7">Ejecutor Tarea n</text:span></text:p>
          </draw:text-box>
        </draw:frame>
        <draw:custom-shape draw:style-name="gr16" draw:text-style-name="P1" draw:layer="layout" svg:width="5.334cm" svg:height="3.646cm" svg:x="17.461cm" svg:y="13.456cm">
          <text:p/>
          <draw:enhanced-geometry svg:viewBox="0 0 21600 21600" draw:type="rectangle" draw:enhanced-path="M 0 0 L 21600 0 21600 21600 0 21600 0 0 Z N"/>
        </draw:custom-shape>
        <draw:frame draw:style-name="gr15" draw:text-style-name="P11" xml:id="id12" draw:id="id12" draw:layer="layout" svg:width="5.207cm" svg:height="0.806cm" svg:x="17.589cm" svg:y="13.524cm">
          <draw:text-box>
            <text:p text:style-name="P11"><text:span text:style-name="T2">Host SGT2 Slave N</text:span></text:p>
          </draw:text-box>
        </draw:frame>
        <draw:frame draw:style-name="gr18" draw:text-style-name="P12" xml:id="id21" draw:id="id21" draw:layer="layout" svg:width="4.699cm" svg:height="2.559cm" svg:x="17.888cm" svg:y="14.289cm">
          <draw:text-box>
            <text:p text:style-name="P12"><text:span text:style-name="T7">Ejecutor Tarea 1</text:span></text:p>
            <text:p text:style-name="P12"><text:span text:style-name="T7">Ejecutar Tarea 2</text:span></text:p>
            <text:p text:style-name="P12"><text:span text:style-name="T7">…</text:span></text:p>
            <text:p text:style-name="P12"><text:span text:style-name="T7">Ejecutor Tarea n</text:span></text:p>
          </draw:text-box>
        </draw:frame>
        <draw:connector draw:style-name="gr6" draw:text-style-name="P4" draw:layer="layout" draw:line-skew="0.301cm" svg:x1="13.505cm" svg:y1="11.541cm" svg:x2="7.092cm" svg:y2="13.524cm" draw:start-shape="id9" draw:start-glue-point="2" draw:end-shape="id10" svg:d="M13505 11541v1293h-6413v690" svg:viewBox="0 0 6414 1984">
          <text:p/>
        </draw:connector>
        <draw:connector draw:style-name="gr6" draw:text-style-name="P4" draw:layer="layout" draw:line-skew="0.301cm" svg:x1="13.505cm" svg:y1="11.541cm" svg:x2="13.192cm" svg:y2="13.524cm" draw:start-shape="id9" draw:start-glue-point="2" draw:end-shape="id11" svg:d="M13505 11541v1293h-313v690" svg:viewBox="0 0 314 1984">
          <text:p/>
        </draw:connector>
        <draw:connector draw:style-name="gr6" draw:text-style-name="P4" draw:layer="layout" draw:line-skew="0.301cm" svg:x1="13.505cm" svg:y1="11.541cm" svg:x2="20.192cm" svg:y2="13.524cm" draw:start-shape="id9" draw:start-glue-point="2" draw:end-shape="id12" svg:d="M13505 11541v1293h6687v690" svg:viewBox="0 0 6688 1984">
          <text:p/>
        </draw:connector>
        <draw:custom-shape draw:style-name="gr17" draw:text-style-name="P1" xml:id="id15" draw:id="id15" draw:layer="layout" svg:width="1.778cm" svg:height="0.885cm" svg:x="6.343cm" svg:y="17.556cm">
          <text:p text:style-name="P1">Tienda 2</text:p>
          <draw:enhanced-geometry svg:viewBox="0 0 21600 21600" draw:type="rectangle" draw:enhanced-path="M 0 0 L 21600 0 21600 21600 0 21600 0 0 Z N"/>
        </draw:custom-shape>
        <draw:custom-shape draw:style-name="gr17" draw:text-style-name="P1" xml:id="id16" draw:id="id16" draw:layer="layout" svg:width="1.778cm" svg:height="0.885cm" svg:x="8.343cm" svg:y="17.556cm">
          <text:p text:style-name="P1">Tienda N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8.288cm" svg:height="0.885cm" svg:x="4.361cm" svg:y="19.056cm">
          <text:p text:style-name="P13"><text:span text:style-name="T8">Dispositivos (Balanzas, Thin Client, Cajas)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8" draw:id="id18" draw:layer="layout" svg:width="1.778cm" svg:height="0.885cm" svg:x="10.743cm" svg:y="17.556cm">
          <text:p text:style-name="P1">Tienda 1</text:p>
          <draw:enhanced-geometry svg:viewBox="0 0 21600 21600" draw:type="rectangle" draw:enhanced-path="M 0 0 L 21600 0 21600 21600 0 21600 0 0 Z N"/>
        </draw:custom-shape>
        <draw:custom-shape draw:style-name="gr17" draw:text-style-name="P1" xml:id="id19" draw:id="id19" draw:layer="layout" svg:width="1.778cm" svg:height="0.885cm" svg:x="12.743cm" svg:y="17.556cm">
          <text:p text:style-name="P1">Tienda 2</text:p>
          <draw:enhanced-geometry svg:viewBox="0 0 21600 21600" draw:type="rectangle" draw:enhanced-path="M 0 0 L 21600 0 21600 21600 0 21600 0 0 Z N"/>
        </draw:custom-shape>
        <draw:custom-shape draw:style-name="gr17" draw:text-style-name="P1" xml:id="id20" draw:id="id20" draw:layer="layout" svg:width="1.778cm" svg:height="0.885cm" svg:x="14.743cm" svg:y="17.556cm">
          <text:p text:style-name="P1">Tienda N</text:p>
          <draw:enhanced-geometry svg:viewBox="0 0 21600 21600" draw:type="rectangle" draw:enhanced-path="M 0 0 L 21600 0 21600 21600 0 21600 0 0 Z N"/>
        </draw:custom-shape>
        <draw:custom-shape draw:style-name="gr17" draw:text-style-name="P1" xml:id="id22" draw:id="id22" draw:layer="layout" svg:width="1.778cm" svg:height="0.885cm" svg:x="17.043cm" svg:y="17.556cm">
          <text:p text:style-name="P1">Tienda 1</text:p>
          <draw:enhanced-geometry svg:viewBox="0 0 21600 21600" draw:type="rectangle" draw:enhanced-path="M 0 0 L 21600 0 21600 21600 0 21600 0 0 Z N"/>
        </draw:custom-shape>
        <draw:custom-shape draw:style-name="gr17" draw:text-style-name="P1" xml:id="id23" draw:id="id23" draw:layer="layout" svg:width="1.778cm" svg:height="0.885cm" svg:x="19.043cm" svg:y="17.556cm">
          <text:p text:style-name="P1">Tienda 2</text:p>
          <draw:enhanced-geometry svg:viewBox="0 0 21600 21600" draw:type="rectangle" draw:enhanced-path="M 0 0 L 21600 0 21600 21600 0 21600 0 0 Z N"/>
        </draw:custom-shape>
        <draw:custom-shape draw:style-name="gr17" draw:text-style-name="P1" xml:id="id24" draw:id="id24" draw:layer="layout" svg:width="1.778cm" svg:height="0.885cm" svg:x="21.043cm" svg:y="17.556cm">
          <text:p text:style-name="P1">Tienda 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7.137cm" svg:y1="16.848cm" svg:x2="5.232cm" svg:y2="17.556cm" draw:start-shape="id13" draw:start-glue-point="2" draw:end-shape="id14" draw:end-glue-point="0" svg:d="M7137 16848l-1905 708" svg:viewBox="0 0 1906 709">
          <text:p/>
        </draw:connector>
        <draw:connector draw:style-name="gr6" draw:text-style-name="P4" draw:layer="layout" draw:type="line" svg:x1="7.137cm" svg:y1="16.848cm" svg:x2="7.232cm" svg:y2="17.556cm" draw:start-shape="id13" draw:start-glue-point="2" draw:end-shape="id15" draw:end-glue-point="0" svg:d="M7137 16848l95 708" svg:viewBox="0 0 96 709">
          <text:p/>
        </draw:connector>
        <draw:connector draw:style-name="gr6" draw:text-style-name="P4" draw:layer="layout" draw:type="line" svg:x1="7.137cm" svg:y1="16.848cm" svg:x2="9.232cm" svg:y2="17.556cm" draw:start-shape="id13" draw:start-glue-point="2" draw:end-shape="id16" draw:end-glue-point="0" svg:d="M7137 16848l2095 708" svg:viewBox="0 0 2096 709">
          <text:p/>
        </draw:connector>
        <draw:connector draw:style-name="gr6" draw:text-style-name="P4" draw:layer="layout" draw:type="line" svg:x1="13.237cm" svg:y1="16.848cm" svg:x2="11.632cm" svg:y2="17.556cm" draw:start-shape="id17" draw:start-glue-point="2" draw:end-shape="id18" draw:end-glue-point="0" svg:d="M13237 16848l-1605 708" svg:viewBox="0 0 1606 709">
          <text:p/>
        </draw:connector>
        <draw:connector draw:style-name="gr6" draw:text-style-name="P4" draw:layer="layout" draw:type="line" svg:x1="13.237cm" svg:y1="16.848cm" svg:x2="13.632cm" svg:y2="17.556cm" draw:start-shape="id17" draw:start-glue-point="2" draw:end-shape="id19" draw:end-glue-point="0" svg:d="M13237 16848l395 708" svg:viewBox="0 0 396 709">
          <text:p/>
        </draw:connector>
        <draw:connector draw:style-name="gr6" draw:text-style-name="P4" draw:layer="layout" draw:type="line" svg:x1="13.237cm" svg:y1="16.848cm" svg:x2="15.632cm" svg:y2="17.556cm" draw:start-shape="id17" draw:start-glue-point="2" draw:end-shape="id20" draw:end-glue-point="0" svg:d="M13237 16848l2395 708" svg:viewBox="0 0 2396 709">
          <text:p/>
        </draw:connector>
        <draw:connector draw:style-name="gr6" draw:text-style-name="P4" draw:layer="layout" draw:type="line" svg:x1="20.237cm" svg:y1="16.848cm" svg:x2="17.932cm" svg:y2="17.556cm" draw:start-shape="id21" draw:start-glue-point="2" draw:end-shape="id22" draw:end-glue-point="0" svg:d="M20237 16848l-2305 708" svg:viewBox="0 0 2306 709">
          <text:p/>
        </draw:connector>
        <draw:connector draw:style-name="gr6" draw:text-style-name="P4" draw:layer="layout" draw:type="line" svg:x1="20.237cm" svg:y1="16.848cm" svg:x2="19.932cm" svg:y2="17.556cm" draw:start-shape="id21" draw:start-glue-point="2" draw:end-shape="id23" svg:d="M20237 16848l-305 708" svg:viewBox="0 0 306 709">
          <text:p/>
        </draw:connector>
        <draw:connector draw:style-name="gr6" draw:text-style-name="P4" draw:layer="layout" draw:type="line" svg:x1="20.237cm" svg:y1="16.848cm" svg:x2="21.932cm" svg:y2="17.556cm" draw:start-shape="id21" draw:start-glue-point="2" draw:end-shape="id24" draw:end-glue-point="0" svg:d="M20237 16848l1695 708" svg:viewBox="0 0 1696 709">
          <text:p/>
        </draw:connector>
        <draw:line draw:style-name="gr6" draw:text-style-name="P4" draw:layer="layout" svg:x1="5.377cm" svg:y1="18.526cm" svg:x2="5.377cm" svg:y2="19.288cm">
          <text:p/>
        </draw:line>
        <draw:line draw:style-name="gr6" draw:text-style-name="P4" draw:layer="layout" svg:x1="7.077cm" svg:y1="18.526cm" svg:x2="7.077cm" svg:y2="19.288cm">
          <text:p/>
        </draw:line>
        <draw:line draw:style-name="gr6" draw:text-style-name="P4" draw:layer="layout" svg:x1="9.177cm" svg:y1="18.526cm" svg:x2="9.177cm" svg:y2="19.288cm">
          <text:p/>
        </draw:line>
        <draw:line draw:style-name="gr6" draw:text-style-name="P4" draw:layer="layout" svg:x1="11.577cm" svg:y1="18.526cm" svg:x2="11.577cm" svg:y2="19.288cm">
          <text:p/>
        </draw:line>
        <draw:line draw:style-name="gr6" draw:text-style-name="P4" draw:layer="layout" svg:x1="13.577cm" svg:y1="18.526cm" svg:x2="13.577cm" svg:y2="19.288cm">
          <text:p/>
        </draw:line>
        <draw:line draw:style-name="gr6" draw:text-style-name="P4" draw:layer="layout" svg:x1="15.677cm" svg:y1="18.526cm" svg:x2="15.677cm" svg:y2="19.288cm">
          <text:p/>
        </draw:line>
        <draw:line draw:style-name="gr6" draw:text-style-name="P4" draw:layer="layout" svg:x1="17.977cm" svg:y1="18.526cm" svg:x2="17.977cm" svg:y2="19.288cm">
          <text:p/>
        </draw:line>
        <draw:line draw:style-name="gr6" draw:text-style-name="P4" draw:layer="layout" svg:x1="19.877cm" svg:y1="18.526cm" svg:x2="19.877cm" svg:y2="19.288cm">
          <text:p/>
        </draw:line>
        <draw:line draw:style-name="gr6" draw:text-style-name="P4" draw:layer="layout" svg:x1="21.977cm" svg:y1="18.526cm" svg:x2="21.977cm" svg:y2="19.288cm">
          <text:p/>
        </draw:line>
        <draw:custom-shape draw:style-name="gr20" draw:text-style-name="P4" draw:layer="layout" svg:width="21.971cm" svg:height="12.573cm" svg:x="1.186cm" svg:y="6.08cm">
          <text:p/>
          <draw:enhanced-geometry svg:viewBox="0 0 21600 21600" draw:path-stretchpoint-x="10800" draw:path-stretchpoint-y="10800" draw:text-areas="?f3 ?f4 ?f5 ?f6" draw:type="round-rectangle" draw:modifiers="1586.688311688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5" draw:layer="layout" svg:width="3.302cm" svg:height="2.471cm" svg:x="1.397cm" svg:y="6.461cm">
          <draw:text-box>
            <text:p text:style-name="P5"><text:span text:style-name="T4">Prototipo</text:span></text:p>
            <text:p text:style-name="P5"><text:span text:style-name="T4">Ejecución</text:span></text:p>
            <text:p text:style-name="P5"><text:span text:style-name="T4">Masiva Comandos</text:span></text:p>
          </draw:text-box>
        </draw:frame>
        <draw:frame draw:style-name="gr11" draw:text-style-name="P10" draw:layer="layout" svg:width="4.191cm" svg:height="0.645cm" svg:x="16.518cm" svg:y="6.07cm">
          <draw:text-box>
            <text:p text:style-name="P10"><text:span text:style-name="T6">Invocación asíncrona</text:span></text:p>
          </draw:text-box>
        </draw:frame>
        <draw:frame draw:style-name="gr11" draw:text-style-name="P10" draw:layer="layout" svg:width="4.191cm" svg:height="0.645cm" svg:x="13.719cm" svg:y="12.771cm">
          <draw:text-box>
            <text:p text:style-name="P10"><text:span text:style-name="T6">Invocación asíncrona</text:span></text:p>
          </draw:text-box>
        </draw:frame>
        <draw:frame draw:style-name="gr22" draw:text-style-name="P10" draw:layer="layout" svg:width="2.54cm" svg:height="1.433cm" svg:x="1.624cm" svg:y="16.711cm">
          <draw:text-box>
            <text:p text:style-name="P10"><text:span text:style-name="T6">Invocación</text:span></text:p>
            <text:p text:style-name="P10"><text:span text:style-name="T6"><text:s/></text:span><text:span text:style-name="T6">asíncrona</text:span></text:p>
            <text:p text:style-name="P10"><text:span text:style-name="T6">sobre SSH</text:span></text:p>
          </draw:text-box>
        </draw:frame>
        <draw:custom-shape draw:style-name="gr23" draw:text-style-name="P4" draw:layer="layout" svg:width="4.318cm" svg:height="12.446cm" svg:x="23.8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4" draw:layer="layout" svg:width="4.445cm" svg:height="1.963cm" svg:x="23.725cm" svg:y="4.136cm">
          <draw:text-box>
            <text:p text:style-name="P14"><text:span text:style-name="T4">Componentes</text:span></text:p>
            <text:p text:style-name="P14"><text:span text:style-name="T4">software usados</text:span></text:p>
            <text:p text:style-name="P14"><text:span text:style-name="T4">en el Prototipo</text:span></text:p>
          </draw:text-box>
        </draw:frame>
        <draw:g xml:id="id27" draw:id="id27">
          <draw:custom-shape draw:style-name="gr25" draw:text-style-name="P4" draw:layer="layout" svg:width="3.302cm" svg:height="2.286cm" svg:x="24.321cm" svg:y="15.747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26" draw:text-style-name="P15" draw:layer="layout" svg:width="3.429cm" svg:height="0.726cm" svg:x="24.848cm" svg:y="15.643cm">
            <draw:text-box>
              <text:p text:style-name="P15"><text:span text:style-name="T5">Python Fabric</text:span></text:p>
            </draw:text-box>
          </draw:frame>
          <draw:frame draw:style-name="gr27" draw:text-style-name="P15" draw:layer="layout" svg:width="3.048cm" svg:height="1.433cm" svg:x="24.805cm" svg:y="16.471cm">
            <draw:text-box>
              <text:p text:style-name="P15"><text:span text:style-name="T5">SSH remote</text:span></text:p>
              <text:p text:style-name="P15"><text:span text:style-name="T5">execution</text:span></text:p>
              <text:p text:style-name="P15"><text:span text:style-name="T5">wrapper</text:span></text:p>
            </draw:text-box>
          </draw:frame>
        </draw:g>
        <draw:g xml:id="id25" draw:id="id25">
          <draw:custom-shape draw:style-name="gr25" draw:text-style-name="P4" draw:layer="layout" svg:width="3.302cm" svg:height="2.286cm" svg:x="24.295cm" svg:y="8.263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26" draw:text-style-name="P15" draw:layer="layout" svg:width="3.429cm" svg:height="0.726cm" svg:x="24.822cm" svg:y="8.159cm">
            <draw:text-box>
              <text:p text:style-name="P15"><text:span text:style-name="T5">Python Web.py</text:span></text:p>
            </draw:text-box>
          </draw:frame>
          <draw:frame draw:style-name="gr27" draw:text-style-name="P15" draw:layer="layout" svg:width="3.175cm" svg:height="1.433cm" svg:x="24.803cm" svg:y="8.987cm">
            <draw:text-box>
              <text:p text:style-name="P15"><text:span text:style-name="T5">Web application</text:span></text:p>
              <text:p text:style-name="P15"><text:span text:style-name="T5">lightweight framework</text:span></text:p>
            </draw:text-box>
          </draw:frame>
        </draw:g>
        <draw:g xml:id="id26" draw:id="id26">
          <draw:custom-shape draw:style-name="gr25" draw:text-style-name="P4" draw:layer="layout" svg:width="3.302cm" svg:height="2.286cm" svg:x="24.315cm" svg:y="12.002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frame draw:style-name="gr26" draw:text-style-name="P15" draw:layer="layout" svg:width="3.429cm" svg:height="0.726cm" svg:x="24.842cm" svg:y="11.898cm">
            <draw:text-box>
              <text:p text:style-name="P15"><text:span text:style-name="T5">Python ICE</text:span></text:p>
            </draw:text-box>
          </draw:frame>
          <draw:frame draw:style-name="gr27" draw:text-style-name="P15" draw:layer="layout" svg:width="3.048cm" svg:height="1.433cm" svg:x="24.799cm" svg:y="12.726cm">
            <draw:text-box>
              <text:p text:style-name="P15"><text:span text:style-name="T5">Communication</text:span></text:p>
              <text:p text:style-name="P15"><text:span text:style-name="T5">Engine</text:span></text:p>
              <text:p text:style-name="P15"><text:span text:style-name="T5">framework</text:span></text:p>
            </draw:text-box>
          </draw:frame>
        </draw:g>
        <draw:connector draw:style-name="gr6" draw:text-style-name="P4" draw:layer="layout" draw:type="line" svg:x1="26.273cm" svg:y1="10.549cm" svg:x2="26.293cm" svg:y2="11.898cm" draw:start-shape="id25" draw:start-glue-point="2" draw:end-shape="id26" svg:d="M26273 10549l20 1349" svg:viewBox="0 0 21 1350">
          <text:p/>
        </draw:connector>
        <draw:connector draw:style-name="gr6" draw:text-style-name="P4" draw:layer="layout" draw:type="line" svg:x1="26.293cm" svg:y1="14.288cm" svg:x2="26.299cm" svg:y2="15.643cm" draw:start-shape="id26" draw:start-glue-point="2" draw:end-shape="id27" draw:end-glue-point="0" svg:d="M26293 14288l6 1355" svg:viewBox="0 0 7 13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i Roman</meta:initial-creator>
    <meta:creation-date>2015-03-11T10:52:46.843089114</meta:creation-date>
    <dc:date>2015-03-11T15:43:28.995955661</dc:date>
    <dc:creator>Javi Roman</dc:creator>
    <meta:editing-duration>PT1H18M4S</meta:editing-duration>
    <meta:editing-cycles>19</meta:editing-cycles>
    <meta:generator>LibreOffice/4.3.6.2$Linux_X86_64 LibreOffice_project/430$Build-2</meta:generator>
    <meta:document-statistic meta:object-count="89"/>
  </office:meta>
</office:document-meta>
</file>